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EC00001EDB00002325DC7DB3CAEFE28773.wmf" manifest:media-type="image/x-wmf"/>
  <manifest:file-entry manifest:full-path="Pictures/200000EB000020D300001AE0258A3AADBD3B9831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igital Design Lab #8: Registers and Register Banks</text:span></text:p>
      <text:p text:style-name="P2"><text:span text:style-name="T2">Charlie Coleman</text:span></text:p>
      <text:p text:style-name="P2"><text:span text:style-name="T2">Lab Partner: Luke Taylor</text:span></text:p>
      <text:p text:style-name="P2"><text:span text:style-name="T2">2016 October 27</text:span></text:p>
      <text:p text:style-name="P3"/>
      <text:p text:style-name="P1"><text:span text:style-name="T1">Objective: </text:span><text:span text:style-name="T2">The objective of this lab was to create registers and register banks using HDL.</text:span></text:p>
      <text:p text:style-name="P4"/>
      <text:p text:style-name="P1"><text:span text:style-name="T1">Design:</text:span></text:p>
      <text:p text:style-name="P1"><text:span text:style-name="T3">Part one</text:span><text:span text:style-name="T4">:</text:span></text:p>
      <text:p text:style-name="P1"><text:span text:style-name="T2">The goal of part one was to design a four bit edge triggered register. The register acts as 4 edge triggered flip-flops all driven by the same clock. The register is implemented using vectors for D and Q, which are the input and output respectively, and a single input for the clock.</text:span></text:p>
      <text:p text:style-name="P1"><text:span text:style-name="T2"><text:tab/></text:span><text:span text:style-name="T3">Truth Table 1</text:span><text:span text:style-name="T4">:</text:span></text:p>
      <text:p text:style-name="P1"><text:span text:style-name="T2"><text:tab/></text:span><text:span text:style-name="T2"><draw:frame draw:style-name="fr1" draw:name="Object1" text:anchor-type="as-char" svg:width="3.1098in" svg:height="3.5425in" draw:z-index="0"><draw:image xlink:href="Pictures/200000EC00001EDB00002325DC7DB3CAEFE28773.wmf" xlink:type="simple" xlink:show="embed" xlink:actuate="onLoad"/><svg:desc>OLE-object</svg:desc></draw:frame></text:span></text:p>
      <text:p text:style-name="P1"><text:span text:style-name="T4"><text:tab/></text:span><text:span text:style-name="T3">Code</text:span><text:span text:style-name="T2">:</text:span></text:p>
      <text:p text:style-name="P5"><text:span text:style-name="T5">entity fourbitedgetrigger is</text:span></text:p>
      <text:p text:style-name="P5"><text:span text:style-name="T5"><text:s text:c="4"/>Port ( CLK : in <text:s/>STD_LOGIC;</text:span></text:p>
      <text:p text:style-name="P5"><text:span text:style-name="T5"><text:s text:c="11"/>D : in <text:s/>STD_LOGIC_VECTOR(3 DOWNTO 0);</text:span></text:p>
      <text:p text:style-name="P5"><text:span text:style-name="T5"><text:s text:c="11"/>Q : out <text:s/>STD_LOGIC_VECTOR(3 DOWNTO 0));</text:span></text:p>
      <text:p text:style-name="P5"><text:span text:style-name="T5">end fourbitedgetrigger;</text:span></text:p>
      <text:p text:style-name="P6"/>
      <text:p text:style-name="P5"><text:span text:style-name="T5">architecture Behavioral of fourbitedgetrigger is</text:span></text:p>
      <text:p text:style-name="P5"><text:span text:style-name="T5">begin</text:span></text:p>
      <text:p text:style-name="P5"><text:span text:style-name="T5"><text:tab/>process(CLK)</text:span></text:p>
      <text:p text:style-name="P5"><text:span text:style-name="T5"><text:tab/>begin</text:span></text:p>
      <text:p text:style-name="P5"><text:span text:style-name="T5"><text:tab/><text:tab/>if(CLK' event and clk = '1') then</text:span></text:p>
      <text:p text:style-name="P5"><text:span text:style-name="T5"><text:tab/><text:tab/><text:tab/>Q &lt;= D;</text:span></text:p>
      <text:p text:style-name="P5"><text:span text:style-name="T5"><text:tab/><text:tab/>end if;</text:span></text:p>
      <text:p text:style-name="P5"><text:span text:style-name="T5"><text:tab/>end process;</text:span></text:p>
      <text:p text:style-name="P5"><text:span text:style-name="T5"><text:tab/>end Behavioral;</text:span></text:p>
      <text:p text:style-name="P4"><text:soft-page-break/></text:p>
      <text:p text:style-name="P1"><text:span text:style-name="T3">Part two</text:span><text:span text:style-name="T4">:</text:span></text:p>
      <text:p text:style-name="P1"><text:span text:style-name="T4">The goal for part two was to implement a 4x4Bit register bank using HDL. The 4x4Bit register bank was implemented using four of the registers created in part one, a 2 to 4 decoder, and a quad 4:1 multiplexer. The 2:4 decoder was used to activate the clock on each of the 4 registers, and the multiplexer was used to select the correct outputs to display. The select lines and the outputs of each register were fed into the multiplexer inputs.</text:span></text:p>
      <text:p text:style-name="P1"><text:span text:style-name="T1"><text:tab/></text:span><text:span text:style-name="T3">2:4 Decoder</text:span><text:span text:style-name="T4">:</text:span></text:p>
      <text:p text:style-name="P5"><text:span text:style-name="T6">entity twofourdecoder is</text:span></text:p>
      <text:p text:style-name="P5"><text:span text:style-name="T6"><text:s text:c="4"/>Port ( a : in STD_LOGIC_VECTOR(1 downto 0);</text:span></text:p>
      <text:p text:style-name="P5"><text:span text:style-name="T6"><text:s text:c="11"/>b : out STD_LOGIC_VECTOR(3 downto 0);</text:span></text:p>
      <text:p text:style-name="P5"><text:span text:style-name="T6"><text:tab/><text:tab/><text:tab/> <text:s/>EN : in STD_LOGIC);</text:span></text:p>
      <text:p text:style-name="P5"><text:span text:style-name="T6">end twofourdecoder;</text:span></text:p>
      <text:p text:style-name="P7"/>
      <text:p text:style-name="P5"><text:span text:style-name="T6">architecture Behavioral of twofourdecoder is</text:span></text:p>
      <text:p text:style-name="P5"><text:span text:style-name="T6">begin</text:span></text:p>
      <text:p text:style-name="P7"/>
      <text:p text:style-name="P5"><text:span text:style-name="T6"><text:tab/><text:tab/>b(0) &lt;= not a(1) and not a(0) and EN;</text:span></text:p>
      <text:p text:style-name="P5"><text:span text:style-name="T6"><text:tab/><text:tab/>b(1) &lt;= not a(1) and <text:s/>a(0) and EN;</text:span></text:p>
      <text:p text:style-name="P5"><text:span text:style-name="T6"><text:tab/><text:tab/>b(2) &lt;= <text:s/>a(1) and not a(0) and EN;</text:span></text:p>
      <text:p text:style-name="P5"><text:span text:style-name="T6"><text:tab/><text:tab/>b(3) &lt;= <text:s/>a(1) and <text:s/>a(0) and EN;</text:span></text:p>
      <text:p text:style-name="P7"/>
      <text:p text:style-name="P5"><text:span text:style-name="T6">end Behavioral;</text:span></text:p>
      <text:p text:style-name="P8"><text:span text:style-name="T8"><text:tab/></text:span><text:span text:style-name="T10">Quad 4:1 Multiplexer</text:span><text:span text:style-name="T8">:</text:span></text:p>
      <text:p text:style-name="P5"><text:span text:style-name="T6">entity multiplexer4_1 is</text:span></text:p>
      <text:p text:style-name="P5"><text:span text:style-name="T6"><text:s text:c="4"/>Port ( s0 : in <text:s/>STD_LOGIC;</text:span></text:p>
      <text:p text:style-name="P5"><text:span text:style-name="T6"><text:s text:c="11"/>s1 : in <text:s/>STD_LOGIC;</text:span></text:p>
      <text:p text:style-name="P5"><text:span text:style-name="T6"><text:s text:c="11"/>a0 : in <text:s/>STD_LOGIC;</text:span></text:p>
      <text:p text:style-name="P5"><text:span text:style-name="T6"><text:s text:c="11"/>a1 : in <text:s/>STD_LOGIC;</text:span></text:p>
      <text:p text:style-name="P5"><text:span text:style-name="T6"><text:s text:c="11"/>a2 : in <text:s/>STD_LOGIC;</text:span></text:p>
      <text:p text:style-name="P5"><text:span text:style-name="T6"><text:s text:c="11"/>a3 : in <text:s/>STD_LOGIC;</text:span></text:p>
      <text:p text:style-name="P5"><text:span text:style-name="T6"><text:s text:c="11"/>b0 : in <text:s/>STD_LOGIC;</text:span></text:p>
      <text:p text:style-name="P5"><text:span text:style-name="T6"><text:s text:c="11"/>b1 : in <text:s/>STD_LOGIC;</text:span></text:p>
      <text:p text:style-name="P5"><text:span text:style-name="T6"><text:s text:c="11"/>b2 : in <text:s/>STD_LOGIC;</text:span></text:p>
      <text:p text:style-name="P5"><text:span text:style-name="T6"><text:s text:c="11"/>b3 : in <text:s/>STD_LOGIC;</text:span></text:p>
      <text:p text:style-name="P5"><text:span text:style-name="T6"><text:s text:c="11"/>c0 : in <text:s/>STD_LOGIC;</text:span></text:p>
      <text:p text:style-name="P5"><text:span text:style-name="T6"><text:s text:c="11"/>c1 : in <text:s/>STD_LOGIC;</text:span></text:p>
      <text:p text:style-name="P5"><text:span text:style-name="T6"><text:s text:c="11"/>c2 : in <text:s/>STD_LOGIC;</text:span></text:p>
      <text:p text:style-name="P5"><text:span text:style-name="T6"><text:s text:c="11"/>c3 : in <text:s/>STD_LOGIC;</text:span></text:p>
      <text:p text:style-name="P5"><text:span text:style-name="T6"><text:s text:c="11"/>d0 : in <text:s/>STD_LOGIC;</text:span></text:p>
      <text:p text:style-name="P5"><text:span text:style-name="T6"><text:s text:c="11"/>d1 : in <text:s/>STD_LOGIC;</text:span></text:p>
      <text:p text:style-name="P5"><text:span text:style-name="T6"><text:s text:c="11"/>d2 : in <text:s/>STD_LOGIC;</text:span></text:p>
      <text:p text:style-name="P5"><text:span text:style-name="T6"><text:s text:c="11"/>d3 : in <text:s/>STD_LOGIC;</text:span></text:p>
      <text:p text:style-name="P5"><text:span text:style-name="T6"><text:s text:c="11"/>y0 : out <text:s/>STD_LOGIC;</text:span></text:p>
      <text:p text:style-name="P5"><text:span text:style-name="T6"><text:s text:c="11"/>y1 : out <text:s/>STD_LOGIC;</text:span></text:p>
      <text:p text:style-name="P5"><text:span text:style-name="T6"><text:s text:c="11"/>y2 : out <text:s/>STD_LOGIC;</text:span></text:p>
      <text:p text:style-name="P5"><text:span text:style-name="T6"><text:s text:c="11"/>y3 : out <text:s/>STD_LOGIC);</text:span></text:p>
      <text:p text:style-name="P5"><text:span text:style-name="T6">end multiplexer4_1;</text:span></text:p>
      <text:p text:style-name="P7"/>
      <text:p text:style-name="P5"><text:span text:style-name="T6">architecture Behavioral of multiplexer4_1 is</text:span></text:p>
      <text:p text:style-name="P7"/>
      <text:p text:style-name="P5"><text:span text:style-name="T6">begin</text:span></text:p>
      <text:p text:style-name="P5"><text:span text:style-name="T6"><text:tab/>y0 &lt;= a0 when (s1 = '0' and s0 = '0') else </text:span></text:p>
      <text:p text:style-name="P5"><text:soft-page-break/><text:span text:style-name="T6"><text:tab/><text:tab/><text:tab/>b0 when (s1 = '0' and s0 = '1') else </text:span></text:p>
      <text:p text:style-name="P5"><text:span text:style-name="T6"><text:tab/><text:tab/><text:tab/>c0 when (s1 = '1' and s0 = '0') else </text:span></text:p>
      <text:p text:style-name="P5"><text:span text:style-name="T6"><text:tab/><text:tab/><text:tab/>d0 when (s1 = '1' and s0 = '1'); </text:span></text:p>
      <text:p text:style-name="P5"><text:span text:style-name="T6"><text:tab/>y1 &lt;= a1 when (s1 = '0' and s0 = '0') else </text:span></text:p>
      <text:p text:style-name="P5"><text:span text:style-name="T6"><text:tab/><text:tab/><text:tab/>b1 when (s1 = '0' and s0 = '1') else </text:span></text:p>
      <text:p text:style-name="P5"><text:span text:style-name="T6"><text:tab/><text:tab/><text:tab/>c1 when (s1 = '1' and s0 = '0') else </text:span></text:p>
      <text:p text:style-name="P5"><text:span text:style-name="T6"><text:tab/><text:tab/><text:tab/>d1 when (s1 = '1' and s0 = '1'); </text:span></text:p>
      <text:p text:style-name="P5"><text:span text:style-name="T6"><text:tab/>y2 &lt;= a2 when (s1 = '0' and s0 = '0') else </text:span></text:p>
      <text:p text:style-name="P5"><text:span text:style-name="T6"><text:tab/><text:tab/><text:tab/>b2 when (s1 = '0' and s0 = '1') else </text:span></text:p>
      <text:p text:style-name="P5"><text:span text:style-name="T6"><text:tab/><text:tab/><text:tab/>c2 when (s1 = '1' and s0 = '0') else </text:span></text:p>
      <text:p text:style-name="P5"><text:span text:style-name="T6"><text:tab/><text:tab/><text:tab/>d2 when (s1 = '1' and s0 = '1'); </text:span></text:p>
      <text:p text:style-name="P5"><text:span text:style-name="T6"><text:tab/>y3 &lt;= a3 when (s1 = '0' and s0 = '0') else </text:span></text:p>
      <text:p text:style-name="P5"><text:span text:style-name="T6"><text:tab/><text:tab/><text:tab/>b3 when (s1 = '0' and s0 = '1') else </text:span></text:p>
      <text:p text:style-name="P5"><text:span text:style-name="T6"><text:tab/><text:tab/><text:tab/>c3 when (s1 = '1' and s0 = '0') else </text:span></text:p>
      <text:p text:style-name="P5"><text:span text:style-name="T6"><text:tab/><text:tab/><text:tab/>d3 when (s1 = '1' and s0 = '1'); </text:span></text:p>
      <text:p text:style-name="P5"><text:span text:style-name="T6">end Behavioral;</text:span></text:p>
      <text:p text:style-name="P5"><text:span text:style-name="T10">4x4Bit Register</text:span><text:span text:style-name="T8">:</text:span></text:p>
      <text:p text:style-name="P5"><text:span text:style-name="T10">Truth Table 2</text:span><text:span text:style-name="T8">:</text:span></text:p>
      <text:p text:style-name="P5"><draw:frame draw:style-name="fr1" draw:name="Object2" text:anchor-type="as-char" svg:width="3.3083in" svg:height="2.7083in" draw:z-index="1"><draw:image xlink:href="Pictures/200000EB000020D300001AE0258A3AADBD3B9831.wmf" xlink:type="simple" xlink:show="embed" xlink:actuate="onLoad"/></draw:frame></text:p>
      <text:p text:style-name="P5"><text:span text:style-name="T6">entity fourbyfour is</text:span></text:p>
      <text:p text:style-name="P5"><text:span text:style-name="T6"><text:s text:c="4"/>Port ( S : in <text:s/>STD_LOGIC_VECTOR(1 downto 0);</text:span></text:p>
      <text:p text:style-name="P5"><text:span text:style-name="T6"><text:s text:c="11"/>w : in <text:s/>STD_LOGIC;</text:span></text:p>
      <text:p text:style-name="P5"><text:span text:style-name="T6"><text:s text:c="11"/>clock : in <text:s/>STD_LOGIC;</text:span></text:p>
      <text:p text:style-name="P5"><text:span text:style-name="T6"><text:tab/><text:tab/><text:tab/> <text:s/>Din : in STD_LOGIC_VECTOR(3 downto 0);</text:span></text:p>
      <text:p text:style-name="P5"><text:span text:style-name="T6"><text:s text:c="11"/>Y : out <text:s/>STD_LOGIC_VECTOR(3 downto 0));</text:span></text:p>
      <text:p text:style-name="P5"><text:span text:style-name="T6"><text:tab/><text:tab/><text:tab/> <text:s/></text:span></text:p>
      <text:p text:style-name="P5"><text:span text:style-name="T6">end fourbyfour;</text:span></text:p>
      <text:p text:style-name="P7"/>
      <text:p text:style-name="P5"><text:span text:style-name="T6">architecture Behavioral of fourbyfour is</text:span></text:p>
      <text:p text:style-name="P5"><text:span text:style-name="T6">COMPONENT twofourdecoder</text:span></text:p>
      <text:p text:style-name="P5"><text:span text:style-name="T6"><text:tab/>PORT(</text:span></text:p>
      <text:p text:style-name="P5"><text:span text:style-name="T6"><text:tab/><text:tab/>a : IN std_logic_vector(1 downto 0);</text:span></text:p>
      <text:p text:style-name="P5"><text:span text:style-name="T6"><text:tab/><text:tab/>EN : IN std_logic; <text:s text:c="9"/></text:span></text:p>
      <text:p text:style-name="P5"><text:span text:style-name="T6"><text:tab/><text:tab/>b : OUT std_logic_vector(3 downto 0)</text:span></text:p>
      <text:p text:style-name="P5"><text:span text:style-name="T6"><text:tab/><text:tab/>);</text:span></text:p>
      <text:p text:style-name="P5"><text:span text:style-name="T6"><text:tab/>END COMPONENT;</text:span></text:p>
      <text:p text:style-name="P5"><text:span text:style-name="T6">COMPONENT fourbitedgetrigger</text:span></text:p>
      <text:p text:style-name="P5"><text:span text:style-name="T6"><text:tab/>PORT(</text:span></text:p>
      <text:p text:style-name="P5"><text:span text:style-name="T6"><text:tab/><text:tab/>CLK : IN std_logic;</text:span></text:p>
      <text:p text:style-name="P5"><text:span text:style-name="T6"><text:tab/><text:tab/>D : IN std_logic_vector(3 downto 0); <text:s text:c="9"/></text:span></text:p>
      <text:p text:style-name="P5"><text:span text:style-name="T6"><text:tab/><text:tab/>Q : OUT std_logic_vector(3 downto 0)</text:span></text:p>
      <text:p text:style-name="P5"><text:soft-page-break/><text:span text:style-name="T6"><text:tab/><text:tab/>);</text:span></text:p>
      <text:p text:style-name="P5"><text:span text:style-name="T6"><text:tab/>END COMPONENT;</text:span></text:p>
      <text:p text:style-name="P5"><text:span text:style-name="T6"><text:tab/></text:span></text:p>
      <text:p text:style-name="P5"><text:span text:style-name="T6"><text:tab/>COMPONENT multiplexer4_1<text:line-break/><text:tab/><text:tab/>PORT(<text:line-break/><text:tab/><text:tab/><text:tab/>s0 : IN std_logic;<text:line-break/><text:tab/><text:tab/><text:tab/>s1 : IN std_logic;<text:line-break/><text:tab/><text:tab/><text:tab/>a0 : IN std_logic;<text:line-break/><text:tab/><text:tab/><text:tab/>a1 : IN std_logic;<text:line-break/><text:tab/><text:tab/><text:tab/>a2 : IN std_logic;<text:line-break/><text:tab/><text:tab/><text:tab/>a3 : IN std_logic;<text:line-break/><text:tab/><text:tab/><text:tab/>b0 : IN std_logic;<text:line-break/><text:tab/><text:tab/><text:tab/>b1 : IN std_logic;<text:line-break/><text:tab/><text:tab/><text:tab/>b2 : IN std_logic;<text:line-break/><text:tab/><text:tab/><text:tab/>b3 : IN std_logic;<text:line-break/><text:tab/><text:tab/><text:tab/>c0 : IN std_logic;<text:line-break/><text:tab/><text:tab/><text:tab/>c1 : IN std_logic;<text:line-break/><text:tab/><text:tab/><text:tab/>c2 : IN std_logic;<text:line-break/><text:tab/><text:tab/><text:tab/>c3 : IN std_logic;<text:line-break/><text:tab/><text:tab/><text:tab/>d0 : IN std_logic;<text:line-break/><text:tab/><text:tab/><text:tab/>d1 : IN std_logic;<text:line-break/><text:tab/><text:tab/><text:tab/>d2 : IN std_logic;<text:line-break/><text:tab/><text:tab/><text:tab/>d3 : IN std_logic; <text:s text:c="9"/><text:line-break/><text:tab/><text:tab/><text:tab/>y0 : OUT std_logic;<text:line-break/><text:tab/><text:tab/><text:tab/>y1 : OUT std_logic;<text:line-break/><text:tab/><text:tab/><text:tab/>y2 : OUT std_logic;<text:line-break/><text:tab/><text:tab/><text:tab/>y3 : OUT std_logic<text:line-break/><text:tab/><text:tab/><text:tab/>);<text:line-break/><text:tab/><text:tab/>END COMPONENT;<text:line-break/></text:span></text:p>
      <text:p text:style-name="P5"><text:span text:style-name="T6"><text:tab/>signal asig: STD_LOGIC_VECTOR(3 downto 0);</text:span></text:p>
      <text:p text:style-name="P5"><text:span text:style-name="T6"><text:tab/>signal bsig: STD_LOGIC_VECTOR(3 downto 0);</text:span></text:p>
      <text:p text:style-name="P5"><text:span text:style-name="T6"><text:tab/>signal csig: STD_LOGIC_VECTOR(3 downto 0);</text:span></text:p>
      <text:p text:style-name="P5"><text:span text:style-name="T6"><text:tab/>signal dsig: STD_LOGIC_VECTOR(3 downto 0);</text:span></text:p>
      <text:p text:style-name="P5"><text:span text:style-name="T6"><text:tab/>signal decodesig: STD_LOGIC_VECTOR(3 downto 0);</text:span></text:p>
      <text:p text:style-name="P5"><text:span text:style-name="T6"><text:tab/>signal enablesig: STD_LOGIC;</text:span></text:p>
      <text:p text:style-name="P5"><text:span text:style-name="T6">begin<text:line-break/></text:span></text:p>
      <text:p text:style-name="P5"><text:span text:style-name="T6">enablesig &lt;= W and CLOCK; </text:span></text:p>
      <text:p text:style-name="P5"><text:span text:style-name="T6"><text:tab/>Inst_twofourdecoder: twofourdecoder PORT MAP(</text:span></text:p>
      <text:p text:style-name="P5"><text:span text:style-name="T6"><text:tab/><text:tab/>a =&gt; S,</text:span></text:p>
      <text:p text:style-name="P5"><text:span text:style-name="T6"><text:tab/><text:tab/>b =&gt; decodesig,</text:span></text:p>
      <text:p text:style-name="P5"><text:span text:style-name="T6"><text:tab/><text:tab/>EN =&gt; enablesig</text:span></text:p>
      <text:p text:style-name="P5"><text:span text:style-name="T6"><text:tab/>);</text:span></text:p>
      <text:p text:style-name="P5"><text:span text:style-name="T6"><text:tab/>Inst_fourbitedgetriggerA: fourbitedgetrigger PORT MAP(</text:span></text:p>
      <text:p text:style-name="P5"><text:span text:style-name="T6"><text:tab/><text:tab/><text:tab/>CLK =&gt; decodesig(0),</text:span></text:p>
      <text:p text:style-name="P5"><text:span text:style-name="T6"><text:tab/><text:tab/><text:tab/>D =&gt; Din,</text:span></text:p>
      <text:p text:style-name="P5"><text:span text:style-name="T6"><text:tab/><text:tab/><text:tab/>Q =&gt; asig </text:span></text:p>
      <text:p text:style-name="P5"><text:span text:style-name="T6"><text:tab/>);</text:span></text:p>
      <text:p text:style-name="P5"><text:span text:style-name="T6"><text:tab/><text:tab/>Inst_fourbitedgetriggerB: fourbitedgetrigger PORT MAP(</text:span></text:p>
      <text:p text:style-name="P5"><text:span text:style-name="T6"><text:tab/><text:tab/><text:tab/>CLK =&gt; decodesig(1),</text:span></text:p>
      <text:p text:style-name="P5"><text:span text:style-name="T6"><text:tab/><text:tab/><text:tab/>D =&gt; Din,</text:span></text:p>
      <text:p text:style-name="P5"><text:span text:style-name="T6"><text:tab/><text:tab/><text:tab/>Q =&gt; bsig</text:span></text:p>
      <text:p text:style-name="P5"><text:span text:style-name="T6"><text:tab/>);</text:span></text:p>
      <text:p text:style-name="P5"><text:span text:style-name="T6"><text:tab/><text:tab/>Inst_fourbitedgetriggerC: fourbitedgetrigger PORT MAP(</text:span></text:p>
      <text:p text:style-name="P5"><text:span text:style-name="T6"><text:tab/><text:tab/><text:tab/>CLK =&gt; decodesig(2),</text:span></text:p>
      <text:p text:style-name="P5"><text:soft-page-break/><text:span text:style-name="T6"><text:tab/><text:tab/><text:tab/>D =&gt; Din,</text:span></text:p>
      <text:p text:style-name="P5"><text:span text:style-name="T6"><text:tab/><text:tab/><text:tab/>Q =&gt; csig</text:span></text:p>
      <text:p text:style-name="P5"><text:span text:style-name="T6"><text:tab/>);</text:span></text:p>
      <text:p text:style-name="P5"><text:span text:style-name="T6"><text:tab/><text:tab/>Inst_fourbitedgetriggerD: fourbitedgetrigger PORT MAP(</text:span></text:p>
      <text:p text:style-name="P5"><text:span text:style-name="T6"><text:tab/><text:tab/><text:tab/>CLK =&gt; decodesig(3),</text:span></text:p>
      <text:p text:style-name="P5"><text:span text:style-name="T6"><text:tab/><text:tab/><text:tab/>D =&gt; Din,</text:span></text:p>
      <text:p text:style-name="P5"><text:span text:style-name="T6"><text:tab/><text:tab/><text:tab/>Q =&gt; dsig</text:span></text:p>
      <text:p text:style-name="P5"><text:span text:style-name="T6"><text:tab/>);</text:span></text:p>
      <text:p text:style-name="P5"><text:span text:style-name="T6"><text:tab/>Inst_multiplexer4_1: multiplexer4_1 PORT MAP(<text:line-break/><text:tab/><text:tab/>s0 =&gt; S(0),<text:line-break/><text:tab/><text:tab/>s1 =&gt; S(1),<text:line-break/><text:tab/><text:tab/>a0 =&gt; asig(0),<text:line-break/><text:tab/><text:tab/>a1 =&gt; asig(1),<text:line-break/><text:tab/><text:tab/>a2 =&gt; asig(2),<text:line-break/><text:tab/><text:tab/>a3 =&gt; asig(3),<text:line-break/><text:tab/><text:tab/>b0 =&gt; bsig(0),<text:line-break/><text:tab/><text:tab/>b1 =&gt; bsig(1),<text:line-break/><text:tab/><text:tab/>b2 =&gt; bsig(2),<text:line-break/><text:tab/><text:tab/>b3 =&gt; bsig(3),<text:line-break/><text:tab/><text:tab/>c0 =&gt; csig(0),<text:line-break/><text:tab/><text:tab/>c1 =&gt; csig(1),<text:line-break/><text:tab/><text:tab/>c2 =&gt; csig(2),<text:line-break/><text:tab/><text:tab/>c3 =&gt; csig(3),<text:line-break/><text:tab/><text:tab/>d0 =&gt; dsig(0),<text:line-break/><text:tab/><text:tab/>d1 =&gt; dsig(1),<text:line-break/><text:tab/><text:tab/>d2 =&gt; dsig(2),<text:line-break/><text:tab/><text:tab/>d3 =&gt; dsig(3),<text:line-break/><text:tab/><text:tab/>y0 =&gt; Y(0),<text:line-break/><text:tab/><text:tab/>y1 =&gt; Y(1),<text:line-break/><text:tab/><text:tab/>y2 =&gt; Y(2),<text:line-break/><text:tab/><text:tab/>y3 =&gt; Y(3)<text:line-break/><text:tab/>);</text:span></text:p>
      <text:p text:style-name="P7"/>
      <text:p text:style-name="P5"><text:span text:style-name="T6">end Behavioral;</text:span></text:p>
      <text:p text:style-name="P9"/>
      <text:p text:style-name="P1"><text:span text:style-name="T1">Procedure:</text:span></text:p>
      <text:p text:style-name="P1"><text:span text:style-name="T4">For the first part of the lab, a 4 bit positive edge triggered register was designed using VHDL. <text:s/>This register was tested for inputs of 0, 2, 10, 12, and 3. <text:s/>The register was then downloaded and tested on the board. <text:s/>A VHDL code was then written for a 4x4 bit register bank using 4 of the registers made just prior, as well as the 2:4 decoder and 16:4 MUX. <text:s/>The register bank was the compiled and simulated in the exact order below. <text:s/>By testing it in this order, the bank was able to save the outputs for certain inputs. <text:s/></text:span></text:p>
      <text:p text:style-name="P10"><text:span text:style-name="T4">W = 0 run 8ns</text:span></text:p>
      <text:p text:style-name="P10"><text:span text:style-name="T4">(W = 0) S1S0 = 00 D3D2 D1D0 = 0011 run 8ns</text:span></text:p>
      <text:p text:style-name="P10"><text:span text:style-name="T4">W = 1 run 8ns</text:span></text:p>
      <text:p text:style-name="P10"><text:span text:style-name="T4">W = 0 run 8ns</text:span></text:p>
      <text:p text:style-name="P10"><text:span text:style-name="T4">(W = 0) S1S0 = 01 D3D2 D1D0 = 1010 run 8ns</text:span></text:p>
      <text:p text:style-name="P10"><text:span text:style-name="T4">W = 1 run 8ns W = 0 run 8ns</text:span></text:p>
      <text:p text:style-name="P10"><text:span text:style-name="T4">(W = 0) S1S0 = 10 D3D2 D1D0 = 0101 run 8ns</text:span></text:p>
      <text:p text:style-name="P10"><text:span text:style-name="T4">W = 1 run 8ns W = 0 run 8ns</text:span></text:p>
      <text:p text:style-name="P10"><text:span text:style-name="T4">(W = 0) S1S0 = 11 D3D2 D1D0 = 1100 run 8ns</text:span></text:p>
      <text:p text:style-name="P10"><text:soft-page-break/><text:span text:style-name="T4">W = 1 run 8ns W = 0 run 8ns</text:span></text:p>
      <text:p text:style-name="P10"><text:span text:style-name="T4">(W = 0) S1S0 = 00 run 8ns Check the outputs Y3 through Y0</text:span></text:p>
      <text:p text:style-name="P10"><text:span text:style-name="T4">(W = 0) S1S0 = 01 run 8ns Check the outputs Y3 through Y0</text:span></text:p>
      <text:p text:style-name="P10"><text:span text:style-name="T4">(W = 0) S1S0 = 10 run 8ns Check the outputs Y3 through Y0</text:span></text:p>
      <text:p text:style-name="P2"><text:span text:style-name="T4">(W = 0) S1S0 = 11 run 8ns Check the outputs Y3 through Y0</text:span></text:p>
      <text:p text:style-name="P4"/>
      <text:p text:style-name="P1"><text:span text:style-name="T1">Data: </text:span><text:span text:style-name="T2">See attached Xilinx simulation results.</text:span></text:p>
      <text:p text:style-name="P4"/>
      <text:p text:style-name="P1"><text:span text:style-name="T1">Data Analysis: </text:span><text:span text:style-name="T2">The data collected using Xilinx simulation and the on-board testing matched with the data expected. The simulation of the 4 bit register matched Truth Table 1 and the 4x4Bit register matched Truth Table 2. The 2:4 decoder was not tested, but is assumed to have worked correctly as the 4x4Bit register bank worked correctly. The quad 4:1 multiplexer was used in Lab 7, and worked correctly. </text:span></text:p>
      <text:p text:style-name="P4"/>
      <text:p text:style-name="P1"><text:span text:style-name="T1">Conclusion: </text:span><text:span text:style-name="T2">In this lab, the objective was to create registers and register banks using the HDL coding language. The register bank allowed more practice with implementing smaller designs as components into a larger design. The lab also provided practice implementing sequential circuits instead of combinational circuits. This is important as many designs are based on time instead of simply individual inputs. A problem encountered was that our register bank would not simulate properly, and many different potential solutions were tested. When the design was simply copied and pasted into a new project, the design simulated properly and could be put on a bo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Anka/Coder" fo:font-family="Anka/Coder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Anka/Coder" fo:font-family="Anka/Coder"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nka/Coder" fo:font-family="Anka/Coder"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35:08</meta:creation-date>
    <dc:language>en-US</dc:language>
    <dc:date>2016-11-02T20:26:17</dc:date>
    <meta:editing-cycles>3</meta:editing-cycles>
    <meta:editing-duration>PT20M</meta:editing-duration>
    <meta:generator>LibreOffice/5.0.4.2$Windows_x86 LibreOffice_project/2b9802c1994aa0b7dc6079e128979269cf95bc78</meta:generator>
    <meta:document-statistic meta:table-count="0" meta:image-count="2" meta:object-count="0" meta:page-count="9" meta:paragraph-count="166" meta:word-count="1341" meta:character-count="7682" meta:non-whitespace-character-count="5818"/>
  </office:meta>
</office:document-meta>
</file>